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2e04a" officeooo:paragraph-rsid="0002e04a"/>
    </style:style>
    <style:style style:name="P2" style:family="paragraph" style:parent-style-name="Header">
      <style:text-properties fo:font-size="8pt" officeooo:rsid="00002ae7" officeooo:paragraph-rsid="00002ae7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02ae7" officeooo:paragraph-rsid="00002ae7" style:font-size-asian="8pt" style:font-size-complex="8pt"/>
    </style:style>
    <style:style style:name="MP2" style:family="paragraph" style:parent-style-name="Footer">
      <style:text-properties officeooo:rsid="0002e04a" officeooo:paragraph-rsid="0002e04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199cm" fo:margin-bottom="0.4cm" fo:margin-left="0.499cm" fo:margin-right="0.499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so de informatica</text:span><text:tab/><text:tab/><text:span text:style-name="MT2">Tema 1</text:span><text:tab/></text:p>
      </style:header>
      <style:footer>
        <text:p text:style-name="MP2">Daniel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7:55:31.295110581</meta:creation-date>
    <dc:date>2019-10-16T18:25:45.266523973</dc:date>
    <dc:creator>I116-05 </dc:creator>
    <meta:editing-duration>PT19M44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1" meta:paragraph-count="3" meta:word-count="7" meta:character-count="39" meta:non-whitespace-character-count="30"/>
  </office:meta>
</office:document-meta>
</file>